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Monospace" svg:font-family="Monospace, 'Times New Roman'"/>
    <style:font-face style:name="Tahoma1" svg:font-family="Tahoma"/>
    <style:font-face style:name="Nimbus Mono L" svg:font-family="'Nimbus Mono L', 'Courier New'" style:font-family-generic="modern"/>
    <style:font-face style:name="Nimbus Sans L" svg:font-family="'Nimbus Sans L', Arial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  <style:text-properties fo:font-size="20pt" fo:language="it" fo:country="I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language="it" fo:country="IT"/>
    </style:style>
    <style:style style:name="P4" style:family="paragraph" style:parent-style-name="Standard">
      <style:text-properties style:font-name="Arial" fo:font-size="16pt" fo:language="it" fo:country="IT" fo:font-weight="bold" style:font-size-asian="16pt" style:font-weight-asian="bold" style:font-name-complex="Arial" style:font-size-complex="16pt"/>
    </style:style>
    <style:style style:name="P5" style:family="paragraph" style:parent-style-name="Standard">
      <style:text-properties fo:language="it" fo:country="IT"/>
    </style:style>
    <style:style style:name="P6" style:family="paragraph" style:parent-style-name="Heading_20_1">
      <style:text-properties fo:language="it" fo:country="IT"/>
    </style:style>
    <style:style style:name="P7" style:family="paragraph" style:parent-style-name="Heading_20_2">
      <style:text-properties fo:language="it" fo:country="IT"/>
    </style:style>
    <style:style style:name="P8" style:family="paragraph" style:parent-style-name="Standard">
      <style:text-properties fo:language="en" fo:country="GB"/>
    </style:style>
    <style:style style:name="P9" style:family="paragraph" style:parent-style-name="Perl">
      <style:text-properties fo:language="en" fo:country="GB"/>
    </style:style>
    <style:style style:name="T1" style:family="text" style:parent-style-name="Internet_20_link">
      <style:text-properties fo:language="it" fo:country="IT"/>
    </style:style>
    <style:style style:name="T2" style:family="text">
      <style:text-properties fo:language="it" fo:country="IT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ray, Hash e operatori tra stringhe</text:p>
      <text:p text:style-name="P2"><text:a xlink:type="simple" xlink:href="http://www.oilproject.org/"><text:span text:style-name="T1">Http://www.oilproject.org</text:span></text:a></text:p>
      <text:p text:style-name="P2"><text:a xlink:type="simple" xlink:href="mailto:Gnixmail@gmail.com"><text:span text:style-name="T1">Gnixmail@gmail.com</text:span></text:a></text:p>
      <text:p text:style-name="P3"/>
      <text:p text:style-name="P4">&gt; Indice</text:p>
      <text:p text:style-name="P5"/>
      <text:h text:style-name="P6" text:outline-level="1">&gt; Scalari</text:h>
      <text:p text:style-name="P5">Bisogna sapere che le variabili, sono locazioni di memoria a cui si riferisce con un nome; nell'esempio successivo tramite il nome $variabile è possibile accedere (leggere o scrivere) al valore contenuto nella corrispondente locazione di memoria. Vediamo un esempio di variabile scalare nel seguente script, dove viene assegnato un nuovo valore a $variabile prima di essere “printato” (stampato sullo STDOUT, STanDard OUTput):</text:p>
      <text:p text:style-name="P5"/>
      <text:p text:style-name="P5"/>
      <text:p text:style-name="Perl"># Corso Perl</text:p>
      <text:p text:style-name="Perl"># Autore: Gnix</text:p>
      <text:p text:style-name="Perl"># Website: http://www.oilproject.org</text:p>
      <text:p text:style-name="Perl"/>
      <text:p text:style-name="Perl"># --[ Scalari ]-- #</text:p>
      <text:p text:style-name="Perl">$variabile = 10;</text:p>
      <text:p text:style-name="Perl">print "\$variabile = $variabile\n";</text:p>
      <text:p text:style-name="Perl"/>
      <text:p text:style-name="Perl">$variabile = "Ora sono una stringa";</text:p>
      <text:p text:style-name="Perl">print "\$variabile = $variabile\n";</text:p>
      <text:p text:style-name="Perl"/>
      <text:p text:style-name="Perl">$variabile = 7.34e-6;</text:p>
      <text:p text:style-name="Perl">print "\$variabile = $variabile\n";</text:p>
      <text:p text:style-name="Perl"/>
      <text:p text:style-name="Perl">$variabile = 0x000F;</text:p>
      <text:p text:style-name="Perl">print "\$variabile = $variabile\n";</text:p>
      <text:p text:style-name="P5"/>
      <text:p text:style-name="P5"/>
      <text:p text:style-name="P5">Ecco cosa viene generato durante l'esecuzione:</text:p>
      <text:p text:style-name="P5"/>
      <text:p text:style-name="P5"/>
      <text:p text:style-name="Perl">[gnix@localhost perl]$ perl 1-scalari.pl</text:p>
      <text:p text:style-name="Perl">$variabile = 10</text:p>
      <text:p text:style-name="Perl">$variabile = Ora sono una stringa</text:p>
      <text:p text:style-name="Perl">$variabile = 7.34e-06</text:p>
      <text:p text:style-name="Perl">$variabile = 15</text:p>
      <text:p text:style-name="P5"/>
      <text:p text:style-name="P5"/>
      <text:p text:style-name="P5">Nell'esempio precedente si è potuto ridefinire il contenuto della locazione di memoria indicata da $variabile, senza alcun problema. Questo è possibile perchè , Perl al contrario di altri linguaggi come il C, C++, Java, ..., non classifica le variabili in base al tipo di dato (si veda che a $variabile è stato cambiato più volte il contenuto e non si è dovuto dichiarare questa prima dell'uso) ma piuttosto tra variabili singolari e plurali (come nella lingua italiana). </text:p>
      <text:p text:style-name="P5">Una variabile scalare è concepita per memorizzare un valore singolo: numero, carattere o stringa. Quale di esso sia è indifferente a Perl, purché esso contenga solo un valore. Naturalmente come ogni buon linguaggio, Perl offre anche una variabile lista per contenere più valori, ordinati o disordinati che vedremo successivamente in questo documento (Array e Hash).</text:p>
      <text:p text:style-name="P5"/>
      <text:p text:style-name="P5"/>
      <text:h text:style-name="P7" text:outline-level="2"><text:tab/>&gt; Numeri</text:h>
      <text:p text:style-name="P5">I numeri in Perl sono rappresentati in maniera da essere di facile interpretazione, ad esempio il seguente script illustra varie rappresentazioni che penso non necessitino di particolari spiegazioni.</text:p>
      <text:p text:style-name="P5"/>
      <text:p text:style-name="P5"/>
      <text:p text:style-name="Perl"># Corso Perl</text:p>
      <text:p text:style-name="Perl"># Autore: Gnix</text:p>
      <text:p text:style-name="Perl"># Website: http://www.oilproject.org</text:p>
      <text:p text:style-name="Perl"/>
      <text:p text:style-name="Perl"># --[ Numeri ]-- #</text:p>
      <text:p text:style-name="Perl">$numero = 15; <text:s text:c="8"/># Intero positivo</text:p>
      <text:p text:style-name="Perl">print "La variabile \$numero contiene 15: $numero\n";</text:p>
      <text:p text:style-name="Perl"/>
      <text:p text:style-name="Perl">$numero = 5_000_000; <text:s/># 5 milioni</text:p>
      <text:p text:style-name="Perl">print "La variabile \$numero contiene 5_000_000: $numero\n";</text:p>
      <text:p text:style-name="Perl"/>
      <text:p text:style-name="Perl">$numero = -23; <text:s text:c="7"/># Intero negativo</text:p>
      <text:p text:style-name="Perl">print "La variabile \$numero contiene -23: $numero\n";</text:p>
      <text:p text:style-name="Perl"/>
      <text:p text:style-name="Perl">$numero = 5.67; <text:s text:c="6"/># Numero a virgola mobile (float)</text:p>
      <text:p text:style-name="Perl">print "La variabile \$numero contiene 5.67: $numero\n";</text:p>
      <text:p text:style-name="Perl"/>
      <text:p text:style-name="Perl">$numero = 3.40e2; <text:s text:c="4"/># Numero in notazione scientifica</text:p>
      <text:p text:style-name="Perl">print "La variabile \$numero contiene 3.40e2: $numero\n";</text:p>
      <text:p text:style-name="Perl"/>
      <text:p text:style-name="Perl">$numero = 01647; <text:s text:c="5"/># Intero in base 8 (ottale)</text:p>
      <text:p text:style-name="Perl">print "La variabile \$numero contiene 01677: $numero\n";</text:p>
      <text:p text:style-name="Perl"/>
      <text:p text:style-name="Perl">$numero = 0xffff; <text:s text:c="4"/># Intero in base 16 (esadecimale)</text:p>
      <text:p text:style-name="Perl">print "La variabile \$numero contiene 0xffff: $numero\n";</text:p>
      <text:p text:style-name="P5"/>
      <text:p text:style-name="P5"/>
      <text:p text:style-name="P5">Lo script che vedete contiene i “numeri” che Perl è in grado di supportare, tuttavia non è da dimenticare che sono disponibile svariati moduli (che sono disponibile da CPAN) per trattare ad esempio numeri complessi (vedi matematica) o altro che ora non illustro per motivi di spazio. <text:s/>Tornando allo script precedente, si può notare come il numero in base 8 o 16 venga rappresentato come in C. Ossia con uno 0 (zero) davanti al numero nel caso di un ottale o un 0x (zero x) nel caso di un numero esadecimale. L'output restituito è il seguente:</text:p>
      <text:p text:style-name="P5"/>
      <text:p text:style-name="P5"/>
      <text:p text:style-name="Perl">[gnix@localhost perl]$ perl 2-numeri.pl</text:p>
      <text:p text:style-name="Perl">La variabile $numero contiene 15: 15</text:p>
      <text:p text:style-name="Perl">La variabile $numero contiene 5_000_000: 5000000</text:p>
      <text:p text:style-name="Perl">La variabile $numero contiene -23: -23</text:p>
      <text:p text:style-name="Perl">La variabile $numero contiene 5.67: 5.67</text:p>
      <text:p text:style-name="Perl">La variabile $numero contiene 3.40e2: 340</text:p>
      <text:p text:style-name="Perl">La variabile $numero contiene 01677: 935</text:p>
      <text:p text:style-name="Perl">La variabile $numero contiene 0xffff: 65535</text:p>
      <text:p text:style-name="P5"/>
      <text:p text:style-name="P5"/>
      <text:p text:style-name="P5">Un altra novità da sottolineare è il fatto che nell'output (seconda riga) un numero molto grande e rappresentato normalmente, però può essere scritto in maniera da essere meglio leggibile con delle separazioni (_) underscore.</text:p>
      <text:p text:style-name="P5"/>
      <text:p text:style-name="P5"/>
      <text:h text:style-name="P7" text:outline-level="2"><text:tab/>&gt; Stringhe</text:h>
      <text:p text:style-name="P5"/>
      <text:p text:style-name="P5">La stringa in Perl è un valore composto da una “sequenza” di caratteri (vedi Tabella ASCII) che può contenere le cosi dette “sequenze di escape”, come l'oramai noto a tutti: \n (vedi tabella seguente presa da Perl.it).</text:p>
      <text:p text:style-name="P5"/>
      <text:p text:style-name="P5">\n<text:tab/>Newline </text:p>
      <text:p text:style-name="P5">\r<text:tab/>Carriage return (sotto Windows le righe finiscono con \r\n, sotto Unix solo con \n) </text:p>
      <text:p text:style-name="P8">\t<text:tab/>Tabulazione orizzontale </text:p>
      <text:p text:style-name="P8">\f<text:tab/>Form feed </text:p>
      <text:p text:style-name="P8">\b<text:tab/>Backspace </text:p>
      <text:p text:style-name="P5">\a<text:tab/>Allarme (causa l'emissione di un suono dallo speaker del computer) </text:p>
      <text:p text:style-name="P5">\e<text:tab/>Carattere ESCAPE </text:p>
      <text:p text:style-name="P5">\033<text:tab/>Qualsiasi carattere, in notazione ottale (in questo caso è ESCAPE) </text:p>
      <text:p text:style-name="P5">\x7f<text:tab/>Qualsiasi carattere, in notazione esadecimale (in questo caso è ESCAPE) </text:p>
      <text:p text:style-name="P5">\cS<text:tab/>Qualsiasi carattere di controllo (in questo caso CRTL-S) </text:p>
      <text:p text:style-name="P5">\\<text:tab/>Backslash </text:p>
      <text:p text:style-name="P5">\"<text:tab/>Apici doppi </text:p>
      <text:p text:style-name="P5">\u<text:tab/>Fa sì che il carattere successivo a \u sia convertito in maiuscolo </text:p>
      <text:p text:style-name="P5">\l<text:tab/>Fa sì che il carattere successivo a l\ sia convertito in minuscolo </text:p>
      <text:p text:style-name="P5">\U<text:tab/>Fa sì che tutti i caratteri successivi a \U siano convertiti in maiuscolo </text:p>
      <text:p text:style-name="P5">\L<text:tab/>Fa sì che tutti i caratteri successivi a \L siano convertiti in maiuscolo </text:p>
      <text:p text:style-name="P5">\Q<text:tab/>Fa sì che tutti i caratteri successivi e non alfanumerici siano automaticamente preceduti da \ </text:p>
      <text:p text:style-name="P5">\E<text:tab/>Termina l'effetto di \U, \L oppure \Q</text:p>
      <text:p text:style-name="P5"/>
      <text:p text:style-name="P5">Se ora si prova ad utilizzare un qualcuno di questi caratteri di escape vedrete cose carine. Ad esempio:</text:p>
      <text:p text:style-name="P5"/>
      <text:p text:style-name="P5"/>
      <text:p text:style-name="Perl"># Corso Perl</text:p>
      <text:p text:style-name="Perl"># Autore: Gnix</text:p>
      <text:p text:style-name="Perl"># Website: http://www.oilproject.org</text:p>
      <text:p text:style-name="Perl"/>
      <text:p text:style-name="Perl"># --[ Stringhe ]-- #</text:p>
      <text:p text:style-name="Perl">$stringa = "Questo è il \Ucorso base di perl\E offerto da \uoilproject.org\n";</text:p>
      <text:p text:style-name="Perl">print $stringa;</text:p>
      <text:p text:style-name="P5"/>
      <text:p text:style-name="P5"/>
      <text:p text:style-name="P5">Questo semplice scriptino utilizza alcuni caratteri speciali come \U, \E,\u e \n che quanto “interpolati”, ossia quanto vengono letti dall'interprete di Perl e quindi tradotti nei rispettivi “significati”, restituiscono il seguente output:</text:p>
      <text:p text:style-name="P5"/>
      <text:p text:style-name="P5"/>
      <text:p text:style-name="Perl">[gnix@localhost perl]$ perl 4-stringhe.pl</text:p>
      <text:p text:style-name="Perl">Questo è il CORSO BASE DI PERL offerto da Oilproject.org</text:p>
      <text:p text:style-name="P5"/>
      <text:p text:style-name="P5"/>
      <text:p text:style-name="P5">Tuttavia con le stringhe Perl riserva una piccola sorpresa (tranquilli.. non spaventatevi), le stringhe non interpolate. Spesso è forse uno dei errori che capita quando si comincia a programmare, si presume che il doppio apice e l'apice singolo siano uguali; e bè questo è sbagliato. Se si passa all'interprete la stessa stringa, ma contenuta tra apici singoli: Perl non “interpolerà” la stringa. Vediamo un esempio:</text:p>
      <text:p text:style-name="P5"/>
      <text:p text:style-name="P5"/>
      <text:p text:style-name="Perl"># Corso Perl</text:p>
      <text:p text:style-name="Perl"># Autore: Gnix</text:p>
      <text:p text:style-name="Perl"># Website: http://www.oilproject.org</text:p>
      <text:p text:style-name="Perl"/>
      <text:p text:style-name="Perl"># --[ Stringhe ]-- #</text:p>
      <text:p text:style-name="Perl">$stringa = 'Questo è il \Ucorso base di perl\E offerto da \uoilproject.org\n';</text:p>
      <text:p text:style-name="Perl">print $stringa;</text:p>
      <text:p text:style-name="P5"/>
      <text:p text:style-name="P5"/>
      <text:p text:style-name="P5">Vediamo ora l'output:</text:p>
      <text:p text:style-name="P5"/>
      <text:p text:style-name="P5"/>
      <text:p text:style-name="Perl">[gnix@localhost perl]$ perl 5-stringhe_non_interpolate.pl</text:p>
      <text:p text:style-name="Perl">Questo è il \Ucorso base di perl\E offerto da \uoilproject.org\n[gnix@localhost perl]$</text:p>
      <text:p text:style-name="P5"/>
      <text:p text:style-name="P5"/>
      <text:p text:style-name="P5">Come vedete la stringa è stata stampata così come appare nel programma (qui si vede che dopo \n va a capo.. ma è solamente un errore nell'impaginazione, in realtà continua dritto dopo \n)..</text:p>
      <text:p text:style-name="P5"/>
      <text:p text:style-name="P5"/>
      <text:h text:style-name="P7" text:outline-level="2"><text:tab/>&gt; Confronti (eq, ne, gt, ge, le, lt)</text:h>
      <text:p text:style-name="P5"/>
      <text:p text:style-name="P5">Gli operatori di confronto sono essenzialmente quelli elencati nel titoletto, ciò nonostante vi dico che per esperienza i più utilizzati sono i primi due. Ciò nonostante nella tabella seguente sono illustrati tutti.</text:p>
      <text:p text:style-name="P5"/>
      <text:p text:style-name="P5">eq<text:tab/>uguale</text:p>
      <text:p text:style-name="P5">ne<text:tab/>diverso</text:p>
      <text:p text:style-name="P5">gt<text:tab/>maggiore</text:p>
      <text:p text:style-name="P5">ge<text:tab/>maggiore o uguale</text:p>
      <text:p text:style-name="P5">lt<text:tab/>minore</text:p>
      <text:p text:style-name="P5">le<text:tab/>minore o uguale</text:p>
      <text:p text:style-name="P5"/>
      <text:p text:style-name="P5">A questo punto visto “cosa fanno” vediamo un esempio pratico per capire esattamente come funzionano.</text:p>
      <text:p text:style-name="P5"/>
      <text:p text:style-name="P5"/>
      <text:p text:style-name="Perl"># Corso Perl</text:p>
      <text:p text:style-name="Perl"># Autore: Gnix</text:p>
      <text:p text:style-name="Perl"># Website: http://www.oilproject.org</text:p>
      <text:p text:style-name="Perl"/>
      <text:p text:style-name="Perl"># --[ Confronti ]-- #</text:p>
      <text:p text:style-name="Perl">$a = "Gnix";</text:p>
      <text:p text:style-name="Perl">$b = "Madero";</text:p>
      <text:p text:style-name="P9">if ($a eq $b) { print "$a uguale $b\n"; }</text:p>
      <text:p text:style-name="Perl">if ($a ne $b) {<text:tab/>print "$a non uguale $b\n"; }</text:p>
      <text:p text:style-name="Perl"/>
      <text:p text:style-name="Perl">$a = "a";</text:p>
      <text:p text:style-name="Perl">$b = "b";</text:p>
      <text:p text:style-name="Perl">if ($a gt $b) { print "$a maggiore $b\n"; }</text:p>
      <text:p text:style-name="Perl">if ($a ge $b) {<text:tab/>print "$a maggiore o uguale $b\n"; }</text:p>
      <text:p text:style-name="P9">if ($a lt $b) {<text:tab/>print "$a minore $b\n"; }</text:p>
      <text:p text:style-name="Perl">if ($a le $b) {<text:tab/>print "$a minore o uguale $b\n"; }</text:p>
      <text:p text:style-name="P5"/>
      <text:p text:style-name="P5"/>
      <text:p text:style-name="P5">Fatti tutti questi confronti l'output è il seguente:</text:p>
      <text:p text:style-name="P5"/>
      <text:p text:style-name="P5"/>
      <text:p text:style-name="Perl">[gnix@localhost perl]$ perl 6-confronti_tra_stringhe.pl</text:p>
      <text:p text:style-name="Perl">Gnix non uguale Madero</text:p>
      <text:p text:style-name="Perl">a minore b</text:p>
      <text:p text:style-name="Perl">a minore o uguale b</text:p>
      <text:p text:style-name="P5"/>
      <text:p text:style-name="P5"/>
      <text:p text:style-name="Standard"><text:span text:style-name="T2">Forse (molto probabile) ora vi starete chiedendo cosa vuol dire una stringa maggiore di un altra o minore,.. . È relativamente semplice, bisogna innanzi tutto pensare che gli operatori di confronto tra stringhe sono “analoghi” a quelle dei numeri, soltanto che a differenza di essi, il confronto tra stringhe viene fatto tra i valori ASCII. In poche parole si confronta il valore ASCII di “a” con il valore ASCII di “b”, e in questo caso essendo a=97 e b=98, si spiega l'outpu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Monospace" svg:font-family="Monospace, 'Times New Roman'"/>
    <style:font-face style:name="Tahoma1" svg:font-family="Tahoma"/>
    <style:font-face style:name="Nimbus Mono L" svg:font-family="'Nimbus Mono L', 'Courier New'" style:font-family-generic="modern"/>
    <style:font-face style:name="Nimbus Sans L" svg:font-family="'Nimbus Sans L', Arial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" fo:font-size="12pt" fo:language="en" fo:country="US" style:font-name-asian="Nimbus Sans L" style:font-size-asian="12pt" style:font-name-complex="Tahoma2" style:font-size-complex="12pt" style:language-complex="it" style:country-complex="I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 style:font-size-asian="6pt" style:font-size-complex="6pt"/>
    </style:style>
    <style:style style:name="Dicitura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Perl" style:family="paragraph" style:parent-style-name="Standard">
      <style:text-properties style:font-name="Monospace" fo:font-size="8pt" fo:language="it" fo:country="IT" style:font-size-asian="8pt" style:font-size-complex="8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>
      <style:text-properties fo:font-size="10.5pt" fo:language="it" fo:country="IT" style:font-size-asian="10.5pt" style:font-size-complex="10.5pt"/>
    </style:style>
    <style:style style:name="T2" style:family="text">
      <style:text-properties fo:font-size="10.5pt" style:font-size-asian="10.5pt" style:font-size-complex="10.5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23cm" fo:margin-bottom="0.824cm" style:dynamic-spacing="true"/>
      </style:header-style>
      <style:footer-style>
        <style:header-footer-properties fo:min-height="0.923cm" fo:margin-top="0.824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text:span text:style-name="T1"><text:title>Array, Hash e operatori tra stringhe</text:title></text:span><text:span text:style-name="T1"><text:tab/><text:tab/></text:span></text:p>
      </style:header>
      <style:footer>
        <text:p text:style-name="Footer"><text:span text:style-name="T2">Oilproject.org<text:tab/><text:tab/>Pagina </text:span><text:span text:style-name="T2"><text:page-number text:select-page="current">5</text:page-number></text:span><text:span text:style-name="T2"> di </text:span><text:span text:style-name="T2"><text:page-count style:num-format="1"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Array, Hash e operatori tra stringhe</dc:title>
    <meta:creation-date>2006-05-04T19:16:00</meta:creation-date>
    <dc:creator>Marco</dc:creator>
    <dc:date>2006-05-21T22:12:00</dc:date>
    <meta:print-date>2113-01-01T00:00:00</meta:print-date>
    <dc:language>it-IT</dc:language>
    <meta:editing-cycles>8</meta:editing-cycles>
    <meta:editing-duration>PT35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28" meta:word-count="1265" meta:character-count="8136"/>
  </office:meta>
</office:document-meta>
</file>